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0b19cd"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cc" loext:opacity="100%" fo:font-weight="bold" officeooo:paragraph-rsid="000e5142"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080a6c"/>
    </style:style>
    <style:style style:name="P24" style:family="paragraph" style:parent-style-name="Standard">
      <style:text-properties officeooo:paragraph-rsid="0010ea8f"/>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0f9bea" style:font-size-asian="10pt" style:font-name-complex="Arial1"/>
    </style:style>
    <style:style style:name="T3"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0b19cd"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113ba0" style:font-weight-asian="bold" style:font-size-complex="12.5pt" style:font-weight-complex="bold"/>
    </style:style>
    <style:style style:name="T19" style:family="text">
      <style:text-properties fo:color="#0f27b1" loext:opacity="100%" fo:font-size="12.5pt" fo:font-weight="bold" style:font-size-asian="12.5pt" style:font-weight-asian="bold" style:font-size-complex="12.5pt" style:font-weight-complex="bold"/>
    </style:style>
    <style:style style:name="T20" style:family="text">
      <style:text-properties fo:color="#0f27b1" loext:opacity="100%" fo:font-size="12.5pt" fo:font-weight="bold" officeooo:rsid="00113ba0" style:font-size-asian="12.5pt" style:font-weight-asian="bold" style:font-size-complex="12.5pt" style:font-weight-complex="bold"/>
    </style:style>
    <style:style style:name="T21" style:family="text">
      <style:text-properties style:font-name="Calibri" fo:font-size="12.5pt" style:font-size-asian="12.5pt" style:font-name-complex="Calibri1" style:font-size-complex="12.5pt"/>
    </style:style>
    <style:style style:name="T22" style:family="text">
      <style:text-properties fo:font-style="italic" fo:font-weight="bold" style:font-style-asian="italic" style:font-weight-asian="bold"/>
    </style:style>
    <style:style style:name="T23" style:family="text">
      <style:text-properties fo:color="#202124" loext:opacity="100%" style:font-name="Calibri" fo:font-size="12.5pt" fo:background-color="#ffffff" loext:char-shading-value="0" style:font-size-asian="12.5pt" style:font-name-complex="Calibri1" style:font-size-complex="12.5pt"/>
    </style:style>
    <style:style style:name="T24" style:family="text">
      <style:text-properties style:font-name-complex="Calibri1" style:font-size-complex="12.5pt"/>
    </style:style>
    <style:style style:name="T25" style:family="text">
      <style:text-properties fo:color="#5b9bd5" loext:opacity="100%" style:text-underline-style="solid" style:text-underline-width="auto" style:text-underline-color="font-color"/>
    </style:style>
    <style:style style:name="T26" style:family="text">
      <style:text-properties officeooo:rsid="000d4f1e"/>
    </style:style>
    <style:style style:name="T27"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8"/>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7">LOT </text:span>«Insert Lot id» «Insert Lot Name»</text:p>
      <text:p text:style-name="P15">«Insert Commercial Agreement name» («Insert Commercial Agreement id»)</text:p>
      <text:p text:style-name="P8"/>
      <text:p text:style-name="P8"/>
      <text:p text:style-name="P8"><text:bookmark-start text:name="_Hlk96322841"/>Buyer</text:p>
      <text:p text:style-name="P2"><text:span text:style-name="T5">«Insert Name of Buyer»</text:span> <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4"><text:bookmark-start text:name="_Toc92688238"/>We invite you to bid in this call-off further competition for <text:span text:style-name="T17">«Insert Procurement Title» (</text:span><text:span text:style-name="T19">«Insert Procurement ID»</text:span><text:span text:style-name="T6">)</text:span></text:p>
      <text:p text:style-name="Standard">The bid pack received comprises the following:</text:p>
      <text:list xml:id="list1932968355" text:style-name="WWNum1">
        <text:list-item>
          <text:p text:style-name="P26">About the procurement <text:span text:style-name="T22">(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51130886303198" text:continue-numbering="true" text:style-name="WWNum1">
        <text:list-item>
          <text:p text:style-name="P26"><text:bookmark-start text:name="_Hlk96322655"/>Statement of requirements</text:p>
        </text:list-item>
      </text:list>
      <text:p text:style-name="P7"><text:span text:style-name="T21">– </text:span><text:span text:style-name="T23"> </text:span><text:span text:style-name="T12">provides detailed information about the us, the goods/services that are required, milestones, deliverables, service levels/performance and payment method.</text:span></text:p>
      <text:list xml:id="list151129865845794" text:continue-numbering="true" text:style-name="WWNum1">
        <text:list-item>
          <text:p text:style-name="P27">Stage 1: shortlisting</text:p>
        </text:list-item>
      </text:list>
      <text:p text:style-name="P5"><text:span text:style-name="T24">–</text:span><text:span text:style-name="T13"> </text:span><text:span text:style-name="T14">use this attachment to provide your responses to the Essential and Nice-to-have criteria.</text:span></text:p>
      <text:list xml:id="list151128804311870"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5">https://crowncommercialservice.bravosolution.co.uk/web/login.html</text:span> <text:s/><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3">This Procurement will establish a single Supplier Contract for the purchase of <text:span text:style-name="T17">«Insert Procurement Title» </text:span><text:span text:style-name="T18">(</text:span><text:span text:style-name="T19">«Insert Procurement ID»</text:span><text:span text:style-name="T20">)</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6">LOT</text:span> <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8"><text:span text:style-name="T15">When we use ‘we’, ‘us’, ‘our’, or Buyer we mean </text:span><text:span text:style-name="T7">«Insert Name of Buyer»</text:span><text:span text:style-name="T8"> </text:span><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text:s/>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if applicable)</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5">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style style:name="MT4" style:family="text">
      <style:text-properties style:font-name="Arial" fo:font-size="10pt" officeooo:rsid="000f9bea"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3</meta:editing-cycles>
    <meta:creation-date>2022-10-11T10:12:00</meta:creation-date>
    <dc:date>2023-06-13T15:11:28.173090990</dc:date>
    <meta:editing-duration>PT1H49M23S</meta:editing-duration>
    <meta:generator>LibreOffice/7.4.1.2$MacOSX_AARCH64 LibreOffice_project/3c58a8f3a960df8bc8fd77b461821e42c061c5f0</meta:generator>
    <meta:document-statistic meta:table-count="1" meta:image-count="0" meta:object-count="0" meta:page-count="11" meta:paragraph-count="169" meta:word-count="1938" meta:character-count="11601" meta:non-whitespace-character-count="9848"/>
    <meta:user-defined meta:name="AppVersion">16.0000</meta:user-defined>
    <meta:template xlink:type="simple" xlink:actuate="onRequest" xlink:title="Normal" xlink:href=""/>
  </office:meta>
</office:document-meta>
</file>